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T1" style:family="text">
      <style:text-properties style:font-name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week, I presented on the concept of Q-learning during lab meeting and explained ways in which Q-learning might help with modeling of working memory. <text:s/>One possible drawback of this application is the fact that Q-learning has no initial assumptions about a system whereas it seems reasonable that working memory might employ certain assumptions about the environment. <text:s/>Since we have chosen to model the learning process this might cause some discrepancy between the behavior of our model and the behavior of working memory. <text:s/></text:p>
      <text:p text:style-name="Standard"/>
      <text:p text:style-name="Standard">I finished implementing a more generalized Q-learning algorithm and applying it to a random walk Markov decision process to confirm the algorithm's accuracy and build my intuition. <text:s/>For an example of a random walk process, take a look at figure 6.5 in this link: <text:a xlink:type="simple" xlink:href="http://webdocs.cs.ualberta.ca/~sutton/book/ebook/node62.html">http://webdocs.cs.ualberta.ca/~sutton/book/ebook/node62.html</text:a>. <text:s/>In my program, there are 5 states, <text:s/>of which either end state (states 1 and 5) is terminal. <text:s/>The reward received upon entering each state is zero, except for the rightmost state (state 5) which has a reward of 1. <text:s/>The agent begins each episode at state 3, and moves either left (action 1) or right (action 2) until reaching a terminal state. <text:s/>With each action taken, the Q-value for the state, action pair is re-evaluated according to the following formula:</text:p>
      <text:p text:style-name="Standard"/>
      <text:p text:style-name="Standard">Q(s,a) <text:s/>= <text:s/>Q(s,a) <text:s/>+ <text:s/><text:span text:style-name="T1">α</text:span>[r <text:s/>+ <text:s/><text:span text:style-name="T1">γ Q(s',a'*) <text:s/>- <text:s/>Q(s,a)]</text:span></text:p>
      <text:p text:style-name="Standard"><text:span text:style-name="T1"/></text:p>
      <text:p text:style-name="Standard"><text:span text:style-name="T1">where a'* represents the best possible action at the next state, s', <text:s/>α represents a learning rate, and γ represents a discount factor on the future reward, r represents the immediate reward upon reaching the next state, and Q(s, a) is the estimated value of a state action pair. <text:s/></text:span></text:p>
      <text:p text:style-name="Standard"><text:span text:style-name="T1"/></text:p>
      <text:p text:style-name="Standard"><text:span text:style-name="T1">Several episodes are performed and the algorithm repeatedly updates Q(s,a) values. <text:s/></text:span></text:p>
      <text:p text:style-name="Standard"><text:span text:style-name="T1"/></text:p>
      <text:p text:style-name="Standard"><text:span text:style-name="T1">Given this formula and a high gamma value, we can expect that taking action 1 (left), from state 2 would guarantee zero future reward and hence Q(state 2, action 1) would equal zero. <text:s/>Similarly, we can expect that Q(state 4, action 2) would equal 1, because taking action2 in state 4 guarantees a reward of 1. <text:s/></text:span></text:p>
      <text:p text:style-name="Standard"/>
      <text:p text:style-name="Standard">After much debugging, my algorithm outputs results that look reasonable:</text:p>
      <text:p text:style-name="Standard"/>
      <text:p text:style-name="Preformatted_20_Text">('s_1', 'a_1') 0</text:p>
      <text:p text:style-name="Preformatted_20_Text">('s_3', 'a_1') 0.727317242186</text:p>
      <text:p text:style-name="Preformatted_20_Text">('s_1', 'a_2') 0</text:p>
      <text:p text:style-name="Preformatted_20_Text">('s_4', 'a_2') 1.0</text:p>
      <text:p text:style-name="Preformatted_20_Text">('s_2', 'a_1') 0.0</text:p>
      <text:p text:style-name="Preformatted_20_Text">('s_4', 'a_1') 0.809658069053</text:p>
      <text:p text:style-name="Preformatted_20_Text">('s_3', 'a_2') 0.9</text:p>
      <text:p text:style-name="Preformatted_20_Text">('s_5', 'a_1') 0</text:p>
      <text:p text:style-name="Preformatted_20_Text">('s_5', 'a_2') 0</text:p>
      <text:p text:style-name="P1">('s_2', 'a_2') 0.809523722886</text:p>
      <text:p text:style-name="Standard">Surprisingly, the Q-values for state 3, action 2, converge far more quickly than those for state 3, action 1 (~1500 and 600 time steps, respectively). <text:s/>It seems reasonable that the former would converge more quickly because there would be a higher incidence of reward being accrued. <text:s/>It is surprising though that the discrepancy is so large.</text:p>
      <text:p text:style-name="Standard"/>
      <text:p text:style-name="Standard">Dynamic systems time vari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2:22:09</meta:creation-date>
    <dc:date>2014-06-23T18:46:03</dc:date>
    <meta:editing-duration>PT6H16M10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9" meta:word-count="435" meta:character-count="2686" meta:non-whitespace-character-count="2242"/>
  </office:meta>
</office:document-meta>
</file>